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mpt Curv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Coincidence Count Ra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4" calcext:value-type="float">
            <text:p>604</text:p>
          </table:table-cell>
        </table:table-row>
      </table:table>
      <table:table table:name="Spectru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25" calcext:value-type="float">
            <text:p>85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122.5" calcext:value-type="float">
            <text:p>122,5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132.5" calcext:value-type="float">
            <text:p>132,5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142.5" calcext:value-type="float">
            <text:p>142,5</text:p>
          </table:table-cell>
          <table:table-cell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8" calcext:value-type="float">
            <text:p>78</text:p>
          </table:table-cell>
        </table:table-row>
      </table:table>
      <table:table table:name="Angular Correl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Coincidence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51" calcext:value-type="float">
            <text:p>106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850" calcext:value-type="float">
            <text:p>108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16" calcext:value-type="float">
            <text:p>110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558" calcext:value-type="float">
            <text:p>115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572" calcext:value-type="float">
            <text:p>1157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546" calcext:value-type="float">
            <text:p>1154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178" calcext:value-type="float">
            <text:p>111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451" calcext:value-type="float">
            <text:p>104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270" calcext:value-type="float">
            <text:p>1027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53" calcext:value-type="float">
            <text:p>1025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974" calcext:value-type="float">
            <text:p>997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79" calcext:value-type="float">
            <text:p>10079</text:p>
          </table:table-cell>
        </table:table-row>
      </table:table>
      <table:table table:name="Threshold Sca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ource Installed</text:p>
          </table:table-cell>
          <table:table-cell table:number-columns-repeated="2"/>
          <table:table-cell office:value-type="string" calcext:value-type="string">
            <text:p>Source Removed</text:p>
          </table:table-cell>
          <table:table-cell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ounts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2200" calcext:value-type="float">
            <text:p>1652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14900" calcext:value-type="float">
            <text:p>51149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2900" calcext:value-type="float">
            <text:p>1229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9600" calcext:value-type="float">
            <text:p>1196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6300" calcext:value-type="float">
            <text:p>1163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3100" calcext:value-type="float">
            <text:p>113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600" calcext:value-type="float">
            <text:p>1106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600" calcext:value-type="float">
            <text:p>10660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900" calcext:value-type="float">
            <text:p>10190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100" calcext:value-type="float">
            <text:p>10010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200" calcext:value-type="float">
            <text:p>9920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900" calcext:value-type="float">
            <text:p>949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600" calcext:value-type="float">
            <text:p>9160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6800" calcext:value-type="float">
            <text:p>8680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4000" calcext:value-type="float">
            <text:p>8400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0100" calcext:value-type="float">
            <text:p>80100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4600" calcext:value-type="float">
            <text:p>746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9500" calcext:value-type="float">
            <text:p>695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2900" calcext:value-type="float">
            <text:p>629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6100" calcext:value-type="float">
            <text:p>5610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400" calcext:value-type="float">
            <text:p>2240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text> </number:text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number:text> 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number:text> 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number:text> </number:text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de" number:country="DE">
      <number:minutes number:style="long"/>
      <number:text>:</number:text>
      <number:seconds number:style="long"/>
    </number:time-style>
    <number:time-style style:name="N10126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de" number:country="DE">
      <number:minutes number:style="long"/>
      <number:text>:</number:text>
      <number:seconds number:style="long" number:decimal-places="1"/>
    </number:time-style>
    <number:number-style style:name="N10128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29" number:language="de" number:country="DE">
      <number:scientific-number number:decimal-places="4" loext:min-decimal-places="4" number:min-integer-digits="1" number:min-exponent-digits="1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5T12:32:32.470000000</meta:creation-date>
    <dc:date>2021-02-15T15:42:19.320000000</dc:date>
    <meta:editing-duration>PT3H9M41S</meta:editing-duration>
    <meta:editing-cycles>9</meta:editing-cycles>
    <meta:generator>LibreOffice/6.4.4.2$Windows_X86_64 LibreOffice_project/3d775be2011f3886db32dfd395a6a6d1ca2630ff</meta:generator>
    <meta:document-statistic meta:table-count="4" meta:cell-count="278" meta:object-count="0"/>
  </office:meta>
</office:document-meta>
</file>